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3" style:parent-style-name="Normal" style:family="paragraph">
      <style:paragraph-properties fo:line-height="115%"/>
    </style:style>
    <style:style style:name="T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45" style:parent-style-name="Normal" style:family="paragraph">
      <style:paragraph-properties fo:line-height="115%"/>
    </style:style>
    <style:style style:name="T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paragraph-properties fo:line-height="115%"/>
      <style:text-properties style:font-name="Arial" style:font-name-complex="Arial" fo:font-size="10pt" style:font-size-asian="10pt" style:font-size-complex="10pt"/>
    </style:style>
    <style:style style:name="P50" style:parent-style-name="Normal" style:family="paragraph">
      <style:paragraph-properties fo:line-height="115%"/>
      <style:text-properties style:font-name="Arial" style:font-name-complex="Arial" fo:font-size="10pt" style:font-size-asian="10pt" style:font-size-complex="10pt"/>
    </style:style>
    <style:style style:name="TableColumn52" style:family="table-column">
      <style:table-column-properties style:column-width="3.0868in"/>
    </style:style>
    <style:style style:name="TableColumn53" style:family="table-column">
      <style:table-column-properties style:column-width="3.0868in"/>
    </style:style>
    <style:style style:name="Table51" style:family="table">
      <style:table-properties style:width="6.1736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90" style:parent-style-name="Normal" style:family="paragraph"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text-properties style:font-name="Arial" style:font-name-complex="Arial" fo:font-size="10pt" style:font-size-asian="10pt" style:font-size-complex="10pt"/>
    </style:style>
    <style:style style:name="P92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3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4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5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6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7" style:parent-style-name="Normal" style:family="paragraph">
      <style:text-properties style:font-name="Arial" style:font-name-complex="Arial" fo:font-size="10pt" style:font-size-asian="10pt" style:font-size-complex="10pt"/>
    </style:style>
    <style:style style:name="P98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9" style:parent-style-name="Normal" style:family="paragraph">
      <style:text-properties style:font-name="Arial" style:font-name-complex="Arial" fo:font-size="10pt" style:font-size-asian="10pt" style:font-size-complex="10pt"/>
    </style:style>
    <style:style style:name="P100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1" style:parent-style-name="Normal" style:family="paragraph">
      <style:text-properties style:font-name="Arial" style:font-name-complex="Arial" fo:font-size="10pt" style:font-size-asian="10pt" style:font-size-complex="10pt"/>
    </style:style>
    <style:style style:name="P102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3" style:parent-style-name="Normal" style:family="paragraph">
      <style:text-properties style:font-name="Arial" style:font-name-complex="Arial" fo:font-size="10pt" style:font-size-asian="10pt" style:font-size-complex="10pt"/>
    </style:style>
    <style:style style:name="P104" style:parent-style-name="Normal" style:family="paragraph">
      <style:text-properties style:font-name="Arial" style:font-name-complex="Arial" fo:font-size="10pt" style:font-size-asian="10pt" style:font-size-complex="10pt"/>
    </style:style>
    <style:style style:name="P105" style:parent-style-name="Normal" style:family="paragraph">
      <style:text-properties style:font-name="Arial" style:font-name-complex="Arial" fo:font-size="10pt" style:font-size-asian="10pt" style:font-size-complex="10pt"/>
    </style:style>
    <style:style style:name="P106" style:parent-style-name="Normal" style:family="paragraph">
      <style:text-properties style:font-name="Arial" style:font-name-complex="Arial" fo:font-size="10pt" style:font-size-asian="10pt" style:font-size-complex="10pt"/>
    </style:style>
    <style:style style:name="P10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08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10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10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111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11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1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15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116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11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="Arial" style:font-name-complex="Arial" fo:font-size="10pt" style:font-size-asian="10pt" style:font-size-complex="10pt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12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12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1" style:parent-style-name="Fonteparág.padrão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Protocolo....................... Ano................</text:p>
      <text:p text:style-name="P9"/>
      <text:p text:style-name="P10">TERMO DE DECLARAÇÃO DO RESPONSÁVEL TÉCNICO</text:p>
      <text:p text:style-name="P11">PROJETO SIMPLIFICADO – RESIDENCIAL UNIFAMILIAR</text:p>
      <text:p text:style-name="P12"><text:s text:c="6"/></text:p>
      <text:p text:style-name="P13"><text:span text:style-name="T14"><text:s text:c="15"/></text:span><text:span text:style-name="T15">[</text:span><text:span text:style-name="T16"><office:annotation office:name="0" xml:id="615841760"><dc:creator>Maria Gabriela Gadiolli Angeli</dc:creator><dc:date>2021-08-04T12:00:00</dc:date><text:p text:style-name="Textodecomentário">Por favor, preencha no próprio documento a informação requerida entre os colchetes [], em realce amarelo.<text:s/></text:p><text:p text:style-name="Textodecomentário"/><text:p text:style-name="Textodecomentário">Depois, para excluir esse comentário, basta clicar com o botão direito do cursor em cima desse comentário e clicar em “Excluir comentário”.</text:p></office:annotation>nome e sobrenome do profissional habilitado],<text:s/></text:span><text:span text:style-name="T17">[nacionalidade], [estado civil], [nome da profissão],</text:span><text:span text:style-name="T18"><text:s/>CREA ou CAU<text:s/></text:span><text:span text:style-name="T19">[número de identificação profissional],</text:span><text:span text:style-name="T20"><text:s/>portador do Documento de Identidade nº<text:s/></text:span><text:span text:style-name="T21">[número do documento],</text:span><text:span text:style-name="T22"><text:s/>inscrito no<text:s/></text:span><text:span text:style-name="T23">CPF [se pessoa natural ou CNPJ se pessoa jurídica]</text:span><text:span text:style-name="T24">, telefone celular<text:s/></text:span><text:span text:style-name="T25">[ddd e<text:s/></text:span><text:span text:style-name="T26">número],</text:span><text:span text:style-name="T27"><text:s/>endereço eletrônico<text:s/></text:span><text:span text:style-name="T28">[e-mail],</text:span><text:span text:style-name="T29"><text:s/>residente/sediado(a) na<text:s/></text:span><text:span text:style-name="T30">[endereço],</text:span><text:span text:style-name="T31"><text:s/>nº<text:s/></text:span><text:span text:style-name="T32">[número do imóvel],</text:span><text:span text:style-name="T33"><text:s/>bairro<text:s/></text:span><text:span text:style-name="T34">[nome do bairro],</text:span><text:span text:style-name="T35"><text:s/>município de<text:s/></text:span><text:span text:style-name="T36">[nome da cidade],</text:span><text:span text:style-name="T37"><text:s/>CEP<text:s/></text:span><text:span text:style-name="T38">[número do CEP],</text:span><text:span text:style-name="T39"><text:s/>profissional habilitado/empresa contratada como responsável técnico(a) pela obra,</text:span><text:span text:style-name="T40"><text:s/>conforme ART/RRT nº<text:s/></text:span><text:span text:style-name="T41">[número da ART/RRT],</text:span><text:span text:style-name="T42"><text:s/>anexo à presente declaração, perante o DAEV</text:span><text:span text:style-name="T43"><text:s/></text:span><text:span text:style-name="Ref.decomentário"><office:annotation-end office:name="0"/></text:span></text:p>
      <text:p text:style-name="P44"/>
      <text:p text:style-name="P45"><text:span text:style-name="T46">DECLARA</text:span><text:span text:style-name="T47">:</text:span><text:span text:style-name="T48"><text:line-break/></text:span></text:p>
      <text:p text:style-name="P49">1. Ser responsável técnico da obra no lote ____________, da quadra ____________, Inscrição Municipal nº ____________, situado à Rua __________________________________, nº ________,</text:p>
      <text:p text:style-name="P50">no loteamento denominado ______________________, cadastrada nesta autarquia com o código de consumidor nº ________________ [caso exista]; imóvel havido por força da Escritura Pública de Venda e Compra lavrada em ___________________________________, no Cartório de Notas de Valinhos, livro ________________, matrícula nº ___________________, conforme quadro de áreas constante do projeto:<text:s/><text:tab/><text:line-break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Descritivo</text:p>
          </table:table-cell>
          <table:table-cell table:style-name="TableCell57">
            <text:p text:style-name="P58">Área em m²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>2. DECLARA, ainda, para todos os efeitos legais:</text:p>
      <text:p text:style-name="P91"/>
      <text:p text:style-name="P92">2.1. Este projeto é de natureza RESIDENCIAL/UNIFAMILIAR e foi elaborado com total observância à legislação edilícia, tributária e ambiental vigente.</text:p>
      <text:p text:style-name="P93"/>
      <text:p text:style-name="P94">2.2. O projeto de construção civil em questão enquadra-se nas normas técnicas aplicáveis e legislações vigentes no que tange às instalações hidráulico-sanitárias.</text:p>
      <text:p text:style-name="P95"/>
      <text:p text:style-name="P96">2.3. O reconhecimento de minha responsabilidade técnica nas esferas civil e penal, nos limites da atuação profissional instituídos pelo CREA/CAU, pela correta execução da obra e cumprimento do projeto aprovado, assumindo a responsabilidade legal pela veracidade desta declaração e passível de apuração na forma da Lei, bem como pode ser enquadrada como litigância de má-fé.</text:p>
      <text:p text:style-name="P97"/>
      <text:p text:style-name="P98">2.4. A obra será executada de acordo com o projeto aprovado pela Prefeitura Municipal de Valinhos e qualquer modificação deverá ser imediatamente comunicada. Quaisquer discrepâncias em relação à legislação municipal sobre edificações caberá a aprovação ou não.</text:p>
      <text:p text:style-name="P99"/>
      <text:p text:style-name="P100">2.5. Na existência da faixa de Viela Sanitária, declaro assumir total responsabilidade pela boa preservação e ciente de que todo e qualquer tipo de edificação, plantio de árvore, jardinagem, antenas, painéis de propaganda, aterro, corte, piso em geral e outros que caracterizam o uso e/ou ocupação da Faixa de Viela Sanitária e/ou Faixa de Servidão poderá ser regularizada nos termos da Lei Municipal n° 5.597/2018.</text:p>
      <text:p text:style-name="P101"/>
      <text:p text:style-name="P102">2.6. Que o proprietário/requerente, herdeiros, sucessores permitirá a entrada de servidores do DAEV para fiscalização e/ou manutenção das redes de esgoto, conforme Lei<text:s/>Municipal.</text:p>
      <text:p text:style-name="P103"/>
      <text:p text:style-name="P104">3. As despesas decorrentes da efetivação do presente TERMO, bem como aquelas que se fizerem necessárias, correrão por conta exclusiva do proprietário/requerente.</text:p>
      <text:p text:style-name="P105"/>
      <text:p text:style-name="P106">4. E por estar assim, certo e avençado, assina a parte já qualificada o<text:s/>presente TERMO DE DECLARAÇÃO, digitada em 4 (quatro) laudas e firmada em 4 (quatro) vias de igual forma e teor, para que se possa produzir seus devidos fins e efeitos de direito.<text:tab/></text:p>
      <text:p text:style-name="P107"/>
      <text:p text:style-name="P108">Valinhos, ______ /_______/____________.</text:p>
      <text:p text:style-name="P109"/>
      <text:p text:style-name="P110">Nome do proprietário: _____________________________________________________________</text:p>
      <text:p text:style-name="P111"/>
      <text:p text:style-name="P112">Responsável técnico pela edificação: _________________________________________________</text:p>
      <text:p text:style-name="P113"/>
      <text:p text:style-name="P114"/>
      <text:p text:style-name="P115">_____________________________________</text:p>
      <text:p text:style-name="P116">Assinatura do Responsável Técnico</text:p>
      <text:p text:style-name="P117"><text:s text:c="48"/></text:p>
      <text:p text:style-name="P118">ANUÊNCIA DAEV:</text:p>
      <text:p text:style-name="P119"/>
      <text:p text:style-name="P120">________________________________</text:p>
      <text:p text:style-name="P121">Departamento de Planejamento, Obras e Fiscalização</text:p>
      <text:p text:style-name="P122">DIRETOR</text:p>
      <text:p text:style-name="P123"><text:tab/><text:tab/><text:s text:c="4"/><text:tab/><text:tab/></text:p>
      <text:p text:style-name="P124"><text:tab/></text:p>
      <text:p text:style-name="P125">________________________________</text:p>
      <text:p text:style-name="P126">Departamento de Planejamento, Obras e Fiscalização</text:p>
      <text:p text:style-name="P127">ENGENHEIRO CIVIL</text:p>
      <text:p text:style-name="P128"><text:s text:c="2"/></text:p>
      <text:p text:style-name="Normal"><text:span text:style-name="T129">IMPORTANTE</text:span><text:span text:style-name="T130">: havendo a necessidade de correções (comunique-se), a unidade administrativa competente expedirá Notificação de Comparecimento com respectivo Aviso de Recebimento (AR), ou por meio eletrônico equivalente. Prevalecendo a ausência<text:s/></text:span><text:span text:style-name="T131">do interessado será publicada chamada por Edital no órgão de imprensa do município (Boletim Municipal), por duas vezes consecutivas. Passados 10 (dez) dias após a data da última publicação, o processo será arquivado pelo DAEV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>
        <style:tab-stops>
          <style:tab-stop style:type="left" style:position="1.477in"/>
        </style:tab-stops>
      </style:paragraph-properties>
      <style:text-properties style:font-name="Times New Roman" style:font-name-asian="Times New Roman" fo:font-weight="bold" style:font-weight-asian="bold" fo:font-size="11pt" style:font-size-asian="11pt" style:font-size-complex="10pt" style:language-asian="pt" style:country-asian="BR" fo:hyphenate="false"/>
    </style:style>
    <style:style style:name="Normal" style:display-name="Normal" style:family="paragraph">
      <style:paragraph-properties fo:text-align="justify"/>
      <style:text-properties style:font-name="Courier New" fo:font-size="12pt" style:font-size-asian="12pt" style:font-size-complex="11pt" style:language-asian="en" style:country-asian="US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Courier New" fo:font-size="12pt" style:font-size-asian="12pt" style:font-size-complex="11pt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Courier New" fo:font-size="12pt" style:font-size-asian="12pt" style:font-size-complex="11pt" style:language-asian="en" style:country-asian="US"/>
    </style:style>
    <style:style style:name="Corpodetexto2" style:display-name="Corpo de texto 2" style:family="paragraph" style:parent-style-name="Normal">
      <style:paragraph-properties fo:text-align="start" fo:margin-bottom="0.0833in" fo:line-height="200%"/>
      <style:text-properties style:font-name="Times New Roman" style:font-name-asian="Times New Roman" fo:font-size="10pt" style:font-size-asian="10pt" style:font-size-complex="10pt" style:language-asian="pt" style:country-asian="BR" fo:hyphenate="false"/>
    </style:style>
    <style:style style:name="Corpodetexto2Char" style:display-name="Corpo de texto 2 Char" style:family="text">
      <style:text-properties style:font-name="Times New Roman" style:font-name-asian="Times New Roman"/>
    </style:style>
    <style:style style:name="Título" style:display-name="Título" style:family="paragraph" style:parent-style-name="Normal">
      <style:paragraph-properties fo:text-align="center"/>
      <style:text-properties style:font-name="Times New Roman" style:font-name-asian="Times New Roman" fo:font-weight="bold" style:font-weight-asian="bold" fo:font-size="18pt" style:font-size-asian="18pt" style:font-size-complex="10pt" fo:hyphenate="false"/>
    </style:style>
    <style:style style:name="TítuloChar" style:display-name="Título Char" style:family="text">
      <style:text-properties style:font-name="Times New Roman" style:font-name-asian="Times New Roman" fo:font-weight="bold" style:font-weight-asian="bold" fo:font-size="18pt" style:font-size-asian="18pt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semFormatação" style:display-name="Texto sem Formatação" style:family="paragraph" style:parent-style-name="Normal">
      <style:paragraph-properties fo:text-align="start"/>
      <style:text-properties style:font-name-asian="Times New Roman" fo:font-size="10pt" style:font-size-asian="10pt" style:font-size-complex="10pt" style:language-asian="pt" style:country-asian="BR" fo:hyphenate="false"/>
    </style:style>
    <style:style style:name="TextosemFormataçãoChar" style:display-name="Texto sem Formatação Char" style:family="text">
      <style:text-properties style:font-name="Courier New" style:font-name-asian="Times New Roman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>
      <style:text-properties style:font-name="Courier New" fo:font-size="8pt" style:font-size-asian="8pt" style:font-size-complex="8pt" style:language-asian="en" style:country-asian="US"/>
    </style:style>
    <style:style style:name="Pré-formataçãoHTML" style:display-name="Pré-formatação HTML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>
      <style:text-properties style:font-name="Courier New" style:font-name-asian="Times New Roman" style:font-name-complex="Courier New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ítulo2Char" style:display-name="Título 2 Char" style:family="text">
      <style:text-properties style:font-name="Times New Roman" style:font-name-asian="Times New Roman" fo:font-weight="bold" style:font-weight-asian="bold" fo:font-size="11pt" style:font-size-asian="11pt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10pt" fo:hyphenate="false"/>
    </style:style>
    <style:style style:name="TextodenotaderodapéChar" style:display-name="Texto de nota de rodapé Char" style:family="text">
      <style:text-properties style:font-name="Courier New" style:language-asian="en" style:country-asian="US"/>
    </style:style>
    <style:style style:name="Ref.denotaderodapé" style:display-name="Ref. de nota de rodapé" style:family="text">
      <style:text-properties style:text-position="super 65%"/>
    </style:style>
    <style:style style:name="SemEspaçamento" style:display-name="Sem Espaçamento" style:family="paragraph">
      <style:text-properties style:font-name="Times New Roman" style:font-name-asian="Times New Roman" fo:language="en" fo:country="US" style:language-asian="en" style:country-asian="US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Courier New" style:language-asian="en" style:country-asian="US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Courier New" fo:font-weight="bold" style:font-weight-asian="bold" style:font-weight-complex="bold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861in" fo:margin-left="1.3784in" fo:margin-bottom="0.3152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37in"/>
      </style:footer-style>
    </style:page-layout>
    <style:style style:name="P2" style:parent-style-name="Título" style:family="paragraph">
      <style:paragraph-properties fo:margin-left="0.7875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pt" style:font-size-asian="11pt" style:font-size-complex="11pt" style:language-asian="pt" style:country-asian="BR"/>
    </style:style>
    <style:style style:name="T4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7875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7" style:parent-style-name="Cabeçalho" style:family="paragraph">
      <style:paragraph-properties fo:line-height="200%"/>
      <style:text-properties fo:font-size="8pt" style:font-size-asian="8pt" style:font-size-complex="8pt"/>
    </style:style>
    <style:style style:name="P8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  <style:text-properties style:font-name="Arial" style:font-name-complex="Arial" style:font-weight-complex="bold" fo:color="#0070C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-0.40069in" svg:y="-0.24028in" svg:width="1.54028in" svg:height="0.53472in" style:rel-width="scale" style:rel-height="scale"><draw:image xlink:href="media/image1.jpeg" xlink:type="simple" xlink:show="embed" xlink:actuate="onLoad"/><svg:title/><svg:desc/></draw:frame></text:span><text:span text:style-name="T4">DEPARTAMENTO DE ÁGUAS E ESGOTOS DE VALINHOS</text:span></text:p>
        <text:p text:style-name="P5"><text:span text:style-name="T6">Autarquia Municipal</text:span></text:p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palomares</meta:initial-creator>
    <dc:creator>Maria Gabriela Gadiolle Angeli</dc:creator>
    <meta:creation-date>2021-07-19T14:07:00Z</meta:creation-date>
    <dc:date>2021-08-04T15:03:00Z</dc:date>
    <meta:print-date>2021-02-25T17:23:00Z</meta:print-date>
    <meta:template xlink:href="Normal.dotm" xlink:type="simple"/>
    <meta:editing-cycles>4</meta:editing-cycles>
    <meta:editing-duration>PT300S</meta:editing-duration>
    <meta:document-statistic meta:page-count="2" meta:paragraph-count="8" meta:word-count="699" meta:character-count="4470" meta:row-count="31" meta:non-whitespace-character-count="3779"/>
  </office:meta>
</office:document-meta>
</file>